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2pt" fo:language="en" fo:country="AU" style:font-size-asian="12pt" style:font-size-complex="12pt"/>
    </style:style>
    <style:style style:name="P2" style:family="paragraph" style:parent-style-name="Standard">
      <style:text-properties style:font-name="Calibri" fo:font-size="12pt" fo:language="en" fo:country="AU" officeooo:paragraph-rsid="001d7c8c" style:font-size-asian="12pt" style:font-size-complex="12pt"/>
    </style:style>
    <style:style style:name="P3" style:family="paragraph" style:parent-style-name="Standard">
      <style:text-properties style:font-name="Calibri" fo:font-size="12pt" fo:language="en" fo:country="AU" officeooo:paragraph-rsid="0091fd24" style:font-size-asian="12pt" style:font-size-complex="12pt"/>
    </style:style>
    <style:style style:name="P4" style:family="paragraph" style:parent-style-name="Standard">
      <style:text-properties style:font-name="Calibri" fo:font-size="12pt" fo:language="en" fo:country="AU" fo:font-weight="bold" style:font-size-asian="12pt" style:font-size-complex="12pt"/>
    </style:style>
    <style:style style:name="P5" style:family="paragraph" style:parent-style-name="Standard">
      <style:text-properties style:font-name="Calibri" fo:font-size="12pt" fo:language="en" fo:country="AU" fo:font-weight="bold" officeooo:paragraph-rsid="009e67b7" style:font-size-asian="12pt" style:font-size-complex="12pt"/>
    </style:style>
    <style:style style:name="P6" style:family="paragraph" style:parent-style-name="Standard">
      <style:text-properties fo:color="#000000" style:font-name="Calibri" fo:font-size="12pt" fo:language="en" fo:country="AU" fo:font-weight="bold" style:font-size-asian="12pt" style:font-size-complex="12pt"/>
    </style:style>
    <style:style style:name="P7" style:family="paragraph" style:parent-style-name="Standard">
      <style:paragraph-properties fo:margin-top="0.1665in" fo:margin-bottom="0.0417in" loext:contextual-spacing="false"/>
      <style:text-properties style:font-name="Calibri" fo:font-size="10pt" fo:language="en" fo:country="AU" officeooo:paragraph-rsid="00915ba9"/>
    </style:style>
    <style:style style:name="P8" style:family="paragraph" style:parent-style-name="Standard">
      <style:text-properties style:font-name="Calibri" fo:font-size="12pt" fo:language="en" fo:country="AU" style:font-size-asian="12pt" style:font-size-complex="12pt"/>
    </style:style>
    <style:style style:name="P9" style:family="paragraph" style:parent-style-name="Standard">
      <style:text-properties style:font-name="Calibri" fo:font-size="12pt" fo:language="en" fo:country="AU" officeooo:paragraph-rsid="001d7c8c" style:font-size-asian="12pt" style:font-size-complex="12pt"/>
    </style:style>
    <style:style style:name="P10"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a53ebb" officeooo:paragraph-rsid="00abb39c" style:font-size-asian="12pt" style:font-size-complex="12pt"/>
    </style:style>
    <style:style style:name="P11"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a6af90" officeooo:paragraph-rsid="00a6af90" style:font-size-asian="12pt" style:font-size-complex="12pt"/>
    </style:style>
    <style:style style:name="P12"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3889ff" officeooo:paragraph-rsid="003889ff" style:font-size-asian="12pt" style:font-size-complex="12pt"/>
    </style:style>
    <style:style style:name="P13" style:family="paragraph" style:parent-style-name="Standard" style:list-style-name="L1">
      <style:paragraph-properties fo:margin-left="0.5in" fo:margin-right="0in" fo:text-indent="-0.5in" style:auto-text-indent="false">
        <style:tab-stops>
          <style:tab-stop style:position="-0.0354in"/>
          <style:tab-stop style:position="0.0091in"/>
        </style:tab-stops>
      </style:paragraph-properties>
      <style:text-properties style:font-name="Calibri" fo:font-size="12pt" officeooo:rsid="00bb19f7" officeooo:paragraph-rsid="00bb19f7" style:font-size-asian="12pt" style:font-size-complex="12pt"/>
    </style:style>
    <style:style style:name="P1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4fd6d" officeooo:paragraph-rsid="00a5f200" style:font-size-asian="12pt" style:font-size-complex="12pt"/>
    </style:style>
    <style:style style:name="P1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33c6c" officeooo:paragraph-rsid="00933c6c" style:font-size-asian="12pt" style:font-size-complex="12pt"/>
    </style:style>
    <style:style style:name="P1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91fd24" officeooo:paragraph-rsid="0091fd24" style:font-size-asian="12pt" style:font-size-complex="12pt"/>
    </style:style>
    <style:style style:name="P1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1d7c8c" style:font-size-asian="12pt" style:font-size-complex="12pt"/>
    </style:style>
    <style:style style:name="P1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8da2d4" style:font-size-asian="12pt" style:font-size-complex="12pt"/>
    </style:style>
    <style:style style:name="P1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1d7c8c" officeooo:paragraph-rsid="007643a5" style:font-size-asian="12pt" style:font-size-complex="12pt"/>
    </style:style>
    <style:style style:name="P2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6aff02" officeooo:paragraph-rsid="007643a5" style:font-size-asian="12pt" style:font-size-complex="12pt"/>
    </style:style>
    <style:style style:name="P2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415155" officeooo:paragraph-rsid="00415155" style:font-size-asian="12pt" style:font-size-complex="12pt"/>
    </style:style>
    <style:style style:name="P22"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4c3dc1" officeooo:paragraph-rsid="004c3dc1" style:font-size-asian="12pt" style:font-size-complex="12pt"/>
    </style:style>
    <style:style style:name="P23" style:family="paragraph" style:parent-style-name="Standard" style:list-style-name="L1">
      <style:paragraph-properties fo:margin-left="0.5in" fo:margin-right="0in" fo:text-indent="-0.5in" style:auto-text-indent="false">
        <style:tab-stops>
          <style:tab-stop style:position="0.0091in"/>
          <style:tab-stop style:position="0.0882in"/>
        </style:tab-stops>
      </style:paragraph-properties>
      <style:text-properties style:font-name="Calibri" fo:font-size="12pt" fo:language="en" fo:country="AU" style:font-size-asian="12pt" style:font-size-complex="12pt"/>
    </style:style>
    <style:style style:name="P24"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style:font-size-asian="12pt" style:font-size-complex="12pt"/>
    </style:style>
    <style:style style:name="P25"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66e1c8" style:font-size-asian="12pt" style:font-size-complex="12pt"/>
    </style:style>
    <style:style style:name="P2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7dc1e9" style:font-size-asian="12pt" style:font-size-complex="12pt"/>
    </style:style>
    <style:style style:name="P27"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5d7911" style:font-size-asian="12pt" style:font-size-complex="12pt"/>
    </style:style>
    <style:style style:name="P28"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paragraph-rsid="00752029" style:font-size-asian="12pt" style:font-size-complex="12pt"/>
    </style:style>
    <style:style style:name="P2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officeooo:rsid="00bb19f7" officeooo:paragraph-rsid="00bb19f7" style:font-size-asian="12pt" style:font-size-complex="12pt"/>
    </style:style>
    <style:style style:name="P30"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Calibri" fo:font-size="12pt" fo:language="en" fo:country="AU" fo:font-weight="normal" officeooo:rsid="004c3dc1" officeooo:paragraph-rsid="0091fd24" style:font-size-asian="12pt" style:font-weight-asian="normal" style:font-size-complex="12pt" style:font-weight-complex="normal"/>
    </style:style>
    <style:style style:name="P31"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Arial" fo:font-size="10pt"/>
    </style:style>
    <style:style style:name="P32"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style:font-name="Arial" fo:font-size="10pt" officeooo:paragraph-rsid="00752029"/>
    </style:style>
    <style:style style:name="P33"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Arial" fo:font-size="10pt"/>
    </style:style>
    <style:style style:name="P34" style:family="paragraph" style:parent-style-name="Standard" style:list-style-name="L2">
      <style:paragraph-properties fo:margin-left="0.5in" fo:margin-right="0in" fo:text-indent="-0.5in" style:auto-text-indent="false">
        <style:tab-stops>
          <style:tab-stop style:position="0.1528in"/>
          <style:tab-stop style:position="0.5in"/>
        </style:tab-stops>
      </style:paragraph-properties>
      <style:text-properties style:font-name="Arial" fo:font-size="10pt" officeooo:paragraph-rsid="003f6aff"/>
    </style:style>
    <style:style style:name="P35" style:family="paragraph" style:parent-style-name="Standard" style:list-style-name="L2">
      <style:paragraph-properties fo:margin-left="0.5in" fo:margin-right="0in" fo:text-indent="-0.5in" style:auto-text-indent="false">
        <style:tab-stops>
          <style:tab-stop style:position="0.1528in"/>
          <style:tab-stop style:position="0.5in"/>
          <style:tab-stop style:position="3.0091in"/>
        </style:tab-stops>
      </style:paragraph-properties>
      <style:text-properties style:font-name="Arial" fo:font-size="10pt" fo:language="en" fo:country="AU" officeooo:paragraph-rsid="003f6aff"/>
    </style:style>
    <style:style style:name="P36"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Calibri" fo:font-size="12pt" fo:language="en" fo:country="AU" style:font-size-asian="12pt" style:font-size-complex="12pt"/>
    </style:style>
    <style:style style:name="P37" style:family="paragraph" style:parent-style-name="Standard">
      <style:paragraph-properties fo:margin-left="0.5in" fo:margin-right="0in" fo:text-indent="-0.5in" style:auto-text-indent="false">
        <style:tab-stops>
          <style:tab-stop style:position="0.1528in"/>
          <style:tab-stop style:position="0.5in"/>
        </style:tab-stops>
      </style:paragraph-properties>
      <style:text-properties fo:color="#000000" style:font-name="Calibri" fo:font-size="12pt" fo:language="en" fo:country="AU" fo:font-weight="bold" officeooo:paragraph-rsid="001d7c8c" style:font-size-asian="12pt" style:font-size-complex="12pt"/>
    </style:style>
    <style:style style:name="T1" style:family="text">
      <style:text-properties fo:font-size="20pt" fo:font-weight="bold"/>
    </style:style>
    <style:style style:name="T2" style:family="text">
      <style:text-properties fo:font-size="20pt" fo:font-weight="bold" officeooo:rsid="002d2de0"/>
    </style:style>
    <style:style style:name="T3" style:family="text">
      <style:text-properties style:text-outline="true" fo:font-size="11pt"/>
    </style:style>
    <style:style style:name="T4" style:family="text">
      <style:text-properties fo:color="#000000"/>
    </style:style>
    <style:style style:name="T5" style:family="text">
      <style:text-properties fo:color="#000000" fo:font-weight="bold"/>
    </style:style>
    <style:style style:name="T6" style:family="text">
      <style:text-properties fo:color="#000000" fo:font-weight="bold" officeooo:rsid="002070c0"/>
    </style:style>
    <style:style style:name="T7" style:family="text">
      <style:text-properties fo:color="#000000" fo:font-weight="bold" officeooo:rsid="0091fd24"/>
    </style:style>
    <style:style style:name="T8" style:family="text">
      <style:text-properties fo:color="#000000" fo:font-weight="normal" officeooo:rsid="0091fd24" style:font-weight-asian="normal" style:font-weight-complex="normal"/>
    </style:style>
    <style:style style:name="T9" style:family="text">
      <style:text-properties officeooo:rsid="001d7c8c"/>
    </style:style>
    <style:style style:name="T10" style:family="text">
      <style:text-properties style:font-name="Calibri" fo:font-size="12pt" officeooo:rsid="00222efd" style:font-size-asian="12pt" style:font-size-complex="12pt"/>
    </style:style>
    <style:style style:name="T11" style:family="text">
      <style:text-properties style:font-name="Calibri" fo:font-size="12pt" officeooo:rsid="004f3a58" style:font-size-asian="12pt" style:font-size-complex="12pt"/>
    </style:style>
    <style:style style:name="T12" style:family="text">
      <style:text-properties style:font-name="Calibri" fo:font-size="12pt" fo:language="en" fo:country="AU" style:font-size-asian="12pt" style:font-size-complex="12pt"/>
    </style:style>
    <style:style style:name="T13" style:family="text">
      <style:text-properties style:font-name="Calibri" fo:font-size="12pt" fo:language="en" fo:country="AU" officeooo:rsid="0049302a" style:font-size-asian="12pt" style:font-size-complex="12pt"/>
    </style:style>
    <style:style style:name="T14" style:family="text">
      <style:text-properties style:font-name="Calibri" fo:font-size="12pt" fo:language="en" fo:country="AU" officeooo:rsid="00528dfa" style:font-size-asian="12pt" style:font-size-complex="12pt"/>
    </style:style>
    <style:style style:name="T15" style:family="text">
      <style:text-properties fo:font-size="12pt" style:font-size-asian="12pt" style:font-size-complex="12pt"/>
    </style:style>
    <style:style style:name="T16" style:family="text">
      <style:text-properties fo:font-size="12pt" officeooo:rsid="003b7b77" style:font-size-asian="12pt" style:font-size-complex="12pt"/>
    </style:style>
    <style:style style:name="T17" style:family="text">
      <style:text-properties fo:font-size="12pt" officeooo:rsid="00915ba9" style:font-size-asian="12pt" style:font-size-complex="12pt"/>
    </style:style>
    <style:style style:name="T18" style:family="text">
      <style:text-properties fo:font-size="12pt" fo:font-weight="bold" style:font-size-asian="12pt" style:font-size-complex="12pt"/>
    </style:style>
    <style:style style:name="T19" style:family="text">
      <style:text-properties officeooo:rsid="002156b6"/>
    </style:style>
    <style:style style:name="T20" style:family="text">
      <style:text-properties fo:font-style="italic"/>
    </style:style>
    <style:style style:name="T21" style:family="text">
      <style:text-properties fo:font-style="italic" officeooo:rsid="001d7c8c"/>
    </style:style>
    <style:style style:name="T22" style:family="text">
      <style:text-properties fo:font-style="italic" officeooo:rsid="0091fd24"/>
    </style:style>
    <style:style style:name="T23" style:family="text">
      <style:text-properties officeooo:rsid="0043fdf7"/>
    </style:style>
    <style:style style:name="T24" style:family="text">
      <style:text-properties fo:font-weight="bold"/>
    </style:style>
    <style:style style:name="T25" style:family="text">
      <style:text-properties fo:font-weight="bold" style:font-weight-asian="bold" style:font-weight-complex="bold"/>
    </style:style>
    <style:style style:name="T26" style:family="text">
      <style:text-properties fo:font-weight="bold" officeooo:rsid="002156b6" style:font-weight-asian="bold" style:font-weight-complex="bold"/>
    </style:style>
    <style:style style:name="T27" style:family="text">
      <style:text-properties fo:font-weight="bold" officeooo:rsid="0068cd4c" style:font-weight-asian="bold" style:font-weight-complex="bold"/>
    </style:style>
    <style:style style:name="T28" style:family="text">
      <style:text-properties fo:font-weight="bold" officeooo:rsid="0074f2ff" style:font-weight-asian="bold" style:font-weight-complex="bold"/>
    </style:style>
    <style:style style:name="T29" style:family="text">
      <style:text-properties fo:font-weight="bold" officeooo:rsid="0078a862" style:font-weight-asian="bold" style:font-weight-complex="bold"/>
    </style:style>
    <style:style style:name="T30" style:family="text">
      <style:text-properties fo:font-weight="bold" officeooo:rsid="001d7c8c" style:font-weight-asian="bold" style:font-weight-complex="bold"/>
    </style:style>
    <style:style style:name="T31" style:family="text">
      <style:text-properties fo:font-weight="bold" officeooo:rsid="0066e1c8" style:font-weight-asian="bold" style:font-weight-complex="bold"/>
    </style:style>
    <style:style style:name="T32" style:family="text">
      <style:text-properties fo:font-weight="bold" officeooo:rsid="00ad7853" style:font-weight-asian="bold" style:font-weight-complex="bold"/>
    </style:style>
    <style:style style:name="T33" style:family="text">
      <style:text-properties officeooo:rsid="0049302a"/>
    </style:style>
    <style:style style:name="T34" style:family="text">
      <style:text-properties officeooo:rsid="004a6581"/>
    </style:style>
    <style:style style:name="T35" style:family="text">
      <style:text-properties officeooo:rsid="00540d94"/>
    </style:style>
    <style:style style:name="T36" style:family="text">
      <style:text-properties officeooo:rsid="005955b9"/>
    </style:style>
    <style:style style:name="T37" style:family="text">
      <style:text-properties officeooo:rsid="006353bf"/>
    </style:style>
    <style:style style:name="T38" style:family="text">
      <style:text-properties fo:font-weight="normal" officeooo:rsid="00646f95" style:font-weight-asian="normal" style:font-weight-complex="normal"/>
    </style:style>
    <style:style style:name="T39" style:family="text">
      <style:text-properties fo:font-weight="normal" officeooo:rsid="0068cd4c" style:font-weight-asian="normal" style:font-weight-complex="normal"/>
    </style:style>
    <style:style style:name="T40" style:family="text">
      <style:text-properties fo:font-weight="normal" officeooo:rsid="007b0739" style:font-weight-asian="normal" style:font-weight-complex="normal"/>
    </style:style>
    <style:style style:name="T41" style:family="text">
      <style:text-properties fo:font-weight="normal" officeooo:rsid="007c27ad" style:font-weight-asian="normal" style:font-weight-complex="normal"/>
    </style:style>
    <style:style style:name="T42" style:family="text">
      <style:text-properties fo:font-weight="normal" officeooo:rsid="001d7c8c" style:font-weight-asian="normal" style:font-weight-complex="normal"/>
    </style:style>
    <style:style style:name="T43" style:family="text">
      <style:text-properties officeooo:rsid="006a43ce"/>
    </style:style>
    <style:style style:name="T44" style:family="text">
      <style:text-properties officeooo:rsid="006ce090"/>
    </style:style>
    <style:style style:name="T45" style:family="text">
      <style:text-properties fo:language="en" fo:country="AU"/>
    </style:style>
    <style:style style:name="T46" style:family="text">
      <style:text-properties fo:language="en" fo:country="AU" officeooo:rsid="003caaed"/>
    </style:style>
    <style:style style:name="T47" style:family="text">
      <style:text-properties fo:language="en" fo:country="AU" officeooo:rsid="00934b1a"/>
    </style:style>
    <style:style style:name="T48" style:family="text">
      <style:text-properties fo:language="en" fo:country="AU" officeooo:rsid="00981c2b"/>
    </style:style>
    <style:style style:name="T49" style:family="text">
      <style:text-properties fo:language="en" fo:country="AU" fo:font-weight="bold" style:font-weight-asian="bold" style:font-weight-complex="bold"/>
    </style:style>
    <style:style style:name="T50" style:family="text">
      <style:text-properties fo:language="en" fo:country="AU" fo:font-weight="bold" officeooo:rsid="00981c2b" style:font-weight-asian="bold" style:font-weight-complex="bold"/>
    </style:style>
    <style:style style:name="T51" style:family="text">
      <style:text-properties fo:language="en" fo:country="AU" fo:font-weight="bold" officeooo:rsid="001d7c8c" style:font-weight-asian="bold" style:font-weight-complex="bold"/>
    </style:style>
    <style:style style:name="T52" style:family="text">
      <style:text-properties fo:language="en" fo:country="AU" fo:font-weight="bold" officeooo:rsid="00c1ff52" style:font-weight-asian="bold" style:font-weight-complex="bold"/>
    </style:style>
    <style:style style:name="T53" style:family="text">
      <style:text-properties fo:language="en" fo:country="AU" fo:font-weight="normal" style:font-weight-asian="normal" style:font-weight-complex="normal"/>
    </style:style>
    <style:style style:name="T54" style:family="text">
      <style:text-properties fo:language="en" fo:country="AU" fo:font-weight="normal" officeooo:rsid="00c1ff52" style:font-weight-asian="normal" style:font-weight-complex="normal"/>
    </style:style>
    <style:style style:name="T55" style:family="text">
      <style:text-properties fo:language="en" fo:country="AU" officeooo:rsid="00a87e1f"/>
    </style:style>
    <style:style style:name="T56" style:family="text">
      <style:text-properties fo:language="en" fo:country="AU" officeooo:rsid="00aa7991"/>
    </style:style>
    <style:style style:name="T57" style:family="text">
      <style:text-properties fo:language="en" fo:country="AU" officeooo:rsid="00abb39c"/>
    </style:style>
    <style:style style:name="T58" style:family="text">
      <style:text-properties fo:language="en" fo:country="AU" officeooo:rsid="001d7c8c"/>
    </style:style>
    <style:style style:name="T59" style:family="text">
      <style:text-properties fo:language="en" fo:country="AU" officeooo:rsid="00b8398c"/>
    </style:style>
    <style:style style:name="T60" style:family="text">
      <style:text-properties fo:language="en" fo:country="AU" officeooo:rsid="00ba34b8"/>
    </style:style>
    <style:style style:name="T61" style:family="text">
      <style:text-properties fo:language="en" fo:country="AU" officeooo:rsid="00933c6c"/>
    </style:style>
    <style:style style:name="T62" style:family="text">
      <style:text-properties fo:language="en" fo:country="AU" officeooo:rsid="00bcfada"/>
    </style:style>
    <style:style style:name="T63" style:family="text">
      <style:text-properties officeooo:rsid="006f3a53"/>
    </style:style>
    <style:style style:name="T64" style:family="text">
      <style:text-properties officeooo:rsid="0073b05d"/>
    </style:style>
    <style:style style:name="T65" style:family="text">
      <style:text-properties officeooo:rsid="0074f2ff"/>
    </style:style>
    <style:style style:name="T66" style:family="text">
      <style:text-properties officeooo:rsid="0076f57b"/>
    </style:style>
    <style:style style:name="T67" style:family="text">
      <style:text-properties officeooo:rsid="007890a6"/>
    </style:style>
    <style:style style:name="T68" style:family="text">
      <style:text-properties officeooo:rsid="0078a862"/>
    </style:style>
    <style:style style:name="T69" style:family="text">
      <style:text-properties officeooo:rsid="007fb2d0"/>
    </style:style>
    <style:style style:name="T70" style:family="text">
      <style:text-properties officeooo:rsid="008a826e"/>
    </style:style>
    <style:style style:name="T71" style:family="text">
      <style:text-properties officeooo:rsid="008da2d4"/>
    </style:style>
    <style:style style:name="T72" style:family="text">
      <style:text-properties officeooo:rsid="0091fd24"/>
    </style:style>
    <style:style style:name="T73" style:family="text">
      <style:text-properties officeooo:rsid="00933c6c"/>
    </style:style>
    <style:style style:name="T74" style:family="text">
      <style:text-properties officeooo:rsid="0066e1c8"/>
    </style:style>
    <style:style style:name="T75" style:family="text">
      <style:text-properties officeooo:rsid="00ad7853"/>
    </style:style>
    <style:style style:name="T76" style:family="text">
      <style:text-properties officeooo:rsid="00be299b"/>
    </style:style>
    <style:style style:name="T77" style:family="text">
      <style:text-properties officeooo:rsid="00be8332"/>
    </style:style>
    <text:list-style style:name="L1">
      <text:list-level-style-bullet text:level="1" text:bullet-char="o">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Alejandro</text:span><text:span text:style-name="T1"> Falkowski</text:span><text:span text:style-name="T3"><text:line-break/></text:span><text:span text:style-name="T18">alexrfalkowski@gmail.com</text:span><text:span text:style-name="T15"><text:line-break/></text:span><text:span text:style-name="T16">Skype: </text:span><text:span text:style-name="T17">alexrfalkowski@gmail.com</text:span></text:p>
      <text:p text:style-name="P1"/>
      <text:p text:style-name="P4">PERSONAL STATEMENT</text:p>
      <text:p text:style-name="P1"/>
      <text:p text:style-name="P1">My passion for technology has seen me traverse the different types of roles within IT. My operational, architectural and commercial background has given me strong leadership skills, due to the strong exposure to different business units.</text:p>
      <text:p text:style-name="P1"/>
      <text:p text:style-name="P4">EMPLOYMENT</text:p>
      <text:p text:style-name="P4"/>
      <text:p text:style-name="P3"><text:span text:style-name="T7">CTO</text:span><text:span text:style-name="T6"> </text:span><text:span text:style-name="T8">CASHCOWPRO</text:span><text:span text:style-name="T9"> </text:span><text:span text:style-name="T22">04-17</text:span><text:span text:style-name="T20"> &gt; Current</text:span></text:p>
      <text:p text:style-name="P3"/>
      <text:p text:style-name="P3">Achievements</text:p>
      <text:list xml:id="list3754407986" text:style-name="L1">
        <text:list-item>
          <text:p text:style-name="P10"><text:span text:style-name="T59">D</text:span><text:span text:style-name="T45">esign</text:span><text:span text:style-name="T59">ed</text:span><text:span text:style-name="T45"> a </text:span><text:span text:style-name="T59">v</text:span><text:span text:style-name="T45">ision and act</text:span><text:span text:style-name="T60">ed</text:span><text:span text:style-name="T45"> as Product Owner </text:span><text:span text:style-name="T57">using </text:span><text:span text:style-name="T58">Lean Methodologies (</text:span><text:span text:style-name="T51">Kanban</text:span><text:span text:style-name="T58">, </text:span><text:span text:style-name="T51">Lean Software Development</text:span><text:span text:style-name="T58">).</text:span></text:p>
        </text:list-item>
        <text:list-item>
          <text:p text:style-name="P13"><text:span text:style-name="T61">Implemented</text:span><text:span text:style-name="T45"> the usage </text:span><text:span text:style-name="T62">of </text:span><text:span text:style-name="T49">Specification By Example</text:span><text:span text:style-name="T45"> and </text:span><text:span text:style-name="T49">BDD.</text:span></text:p>
        </text:list-item>
        <text:list-item>
          <text:p text:style-name="P11"><text:span text:style-name="T45">Designed a system </text:span><text:span text:style-name="T55">that</text:span><text:span text:style-name="T45"> allow</text:span><text:span text:style-name="T55">ed</text:span><text:span text:style-name="T45"> amazon sellers to discover best selling products on amazon, </text:span><text:span text:style-name="T56">this gave them ideas on what to sell</text:span><text:span text:style-name="T45">. This was implemented using </text:span><text:span text:style-name="T47">microservices </text:span><text:span text:style-name="T45">written in </text:span><text:span text:style-name="T50">Go</text:span><text:span text:style-name="T48">, </text:span><text:span text:style-name="T50">Elixir</text:span><text:span text:style-name="T48"> and </text:span><text:span text:style-name="T50">Ruby. </text:span><text:span text:style-name="T53">It used </text:span><text:span text:style-name="T49">RabbitMQ</text:span><text:span text:style-name="T53"> as the communication layer </text:span><text:span text:style-name="T54">and </text:span><text:span text:style-name="T52">PostgreSQL</text:span><text:span text:style-name="T54"> as the backend.</text:span></text:p>
        </text:list-item>
        <text:list-item>
          <text:p text:style-name="P14">Maintained a <text:span text:style-name="T30">Rails 4.2</text:span><text:span text:style-name="T9"> </text:span>monolithic <text:span text:style-name="T9">website using </text:span><text:span text:style-name="T30">MongoDB</text:span><text:span text:style-name="T9">, </text:span><text:span text:style-name="T30">MySQL</text:span><text:span text:style-name="T9">, </text:span><text:span text:style-name="T30">Apache Solr</text:span><text:span text:style-name="T42">.</text:span><text:span text:style-name="T9"> We tackled reliability, scalability, maintainability issues. This system contained Orders, A/B Tests, Keyword Tracking and Feedback/Messaging.</text:span></text:p>
        </text:list-item>
        <text:list-item>
          <text:p text:style-name="P29">Implemented <text:span text:style-name="T77">infrastructure automation</text:span> using <text:span text:style-name="T25">SaltStack</text:span>.</text:p>
        </text:list-item>
        <text:list-item>
          <text:p text:style-name="P15">Implemented retrospectives with a no blame! </text:p>
        </text:list-item>
        <text:list-item>
          <text:p text:style-name="P15">Implemented a continuous improvement/learning culture.</text:p>
        </text:list-item>
        <text:list-item>
          <text:p text:style-name="P16">Responsible for hiring engineers. <text:span text:style-name="T76">This included coming up with tests and a simple process using Kanban.</text:span></text:p>
        </text:list-item>
        <text:list-item>
          <text:p text:style-name="P30">Reported to the <text:span text:style-name="T72">CEO</text:span> and lead a team of <text:span text:style-name="T73">3</text:span> developers.</text:p>
        </text:list-item>
      </text:list>
      <text:p text:style-name="P4"/>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pan text:style-name="T6"/></text:p>
      <text:p text:style-name="P2"><text:soft-page-break/><text:span text:style-name="T6">Technology Associate </text:span><text:span text:style-name="T9">Segantii Capital Management </text:span><text:span text:style-name="T21">03</text:span><text:span text:style-name="T20">-1</text:span><text:span text:style-name="T21">5</text:span><text:span text:style-name="T20"> &gt; </text:span><text:span text:style-name="T22">04-17</text:span></text:p>
      <text:p text:style-name="P2"/>
      <text:p text:style-name="P2">Achievements</text:p>
      <text:list xml:id="list213349268122468" text:continue-numbering="true" text:style-name="L1">
        <text:list-item>
          <text:p text:style-name="P12"><text:span text:style-name="T45">Designed and implemented a website that automated order uploading </text:span><text:span text:style-name="T46">with </text:span><text:a xlink:type="simple" xlink:href="https://www.tradingscreen.com/" text:style-name="Internet_20_link" text:visited-style-name="Visited_20_Internet_20_Link">Trading Screen</text:a><text:span text:style-name="T45">, order matching using </text:span><text:a xlink:type="simple" xlink:href="http://www.traiana.com/" text:style-name="Internet_20_link" text:visited-style-name="Visited_20_Internet_20_Link">Traiana</text:a><text:span text:style-name="T45"> and order management with </text:span><text:a xlink:type="simple" xlink:href="http://www.derivatives.com/" text:style-name="Internet_20_link" text:visited-style-name="Visited_20_Internet_20_Link">Imagine Software</text:a></text:p>
        </text:list-item>
        <text:list-item>
          <text:p text:style-name="P17">Implemented a <text:span text:style-name="T25">Rails 4.2</text:span> website <text:span text:style-name="T75">using </text:span><text:span text:style-name="T32">PostgreSQL</text:span>, <text:span text:style-name="T23">designed</text:span> <text:span text:style-name="T33">using</text:span> individual Rails Engines. <text:span text:style-name="T37">This allowed us to make sure we could work on features in a more streamlined way.</text:span></text:p>
        </text:list-item>
        <text:list-item>
          <text:p text:style-name="P18">Implemented Lean Methodologies (Kanban, Lean Software Development) <text:span text:style-name="T71">using ideas from </text:span>the "The Goal" and "Product Development Flow".</text:p>
        </text:list-item>
        <text:list-item>
          <text:p text:style-name="P17">Implemented Services using <text:span text:style-name="T25">Elixir 1.3</text:span>, <text:span text:style-name="T26">Clojure 1.8</text:span><text:span text:style-name="T19"> and </text:span><text:span text:style-name="T26">Java 1.8. </text:span><text:span text:style-name="T38">Trying out new technologies to make sure we could reach better agility.</text:span></text:p>
        </text:list-item>
        <text:list-item>
          <text:p text:style-name="P17">Introduced <text:span text:style-name="T25">Infrastructure as Code</text:span> using <text:span text:style-name="T25">Heroku</text:span>, <text:span text:style-name="T25">AWS</text:span> and <text:span text:style-name="T25">Docker</text:span></text:p>
        </text:list-item>
        <text:list-item>
          <text:p text:style-name="P19"><text:span text:style-name="T63">Leading the direction of</text:span> <text:span text:style-name="T25">BDD</text:span> using <text:span text:style-name="T25">Cucumber</text:span>.</text:p>
        </text:list-item>
        <text:list-item>
          <text:p text:style-name="P20"><text:span text:style-name="T63">Leading the direction</text:span> <text:span text:style-name="T66">of </text:span><text:span text:style-name="T25">DevOps</text:span> culture using <text:span text:style-name="T25">OpsGenie</text:span>.</text:p>
        </text:list-item>
        <text:list-item>
          <text:p text:style-name="P21">Responsible for hiring engineers. <text:span text:style-name="T67">From Junior to Senior.</text:span></text:p>
        </text:list-item>
        <text:list-item>
          <text:p text:style-name="P22">Reported to the Head of technology and lead a team of 2 developers.</text:p>
        </text:list-item>
      </text:list>
      <text:p text:style-name="P37"/>
      <text:p text:style-name="P1"><text:span text:style-name="T5">Senior Ruby Consultant </text:span>Macquarie University <text:span text:style-name="T20">05-14 &gt; </text:span><text:span text:style-name="T21">03-15</text:span></text:p>
      <text:p text:style-name="P1"/>
      <text:p text:style-name="P1">Achievements</text:p>
      <text:list xml:id="list213348175954386" text:continue-numbering="true" text:style-name="L1">
        <text:list-item>
          <text:p text:style-name="P23">Maintenance of iTeach and Unit Guides. Implemented using <text:span text:style-name="T25">Rails 4/Angular JS</text:span> running on <text:span text:style-name="T29">Ruby</text:span><text:span text:style-name="T68"> </text:span><text:span text:style-name="T25">2.1</text:span> and <text:span text:style-name="T25">Oracle 11g</text:span>.</text:p>
        </text:list-item>
        <text:list-item>
          <text:p text:style-name="P24">Implemented <text:span text:style-name="T25">Rails</text:span> <text:span text:style-name="T25">best practices,</text:span> <text:span text:style-name="T25">Security best practices</text:span> <text:span text:style-name="T34">and </text:span><text:span text:style-name="T25">object oriented/functional concepts</text:span>.</text:p>
        </text:list-item>
        <text:list-item>
          <text:p text:style-name="P24">Implemented Lean Methodologies (<text:span text:style-name="T25">Kanban</text:span>, <text:span text:style-name="T25">Lean Software Development</text:span>)</text:p>
        </text:list-item>
        <text:list-item>
          <text:p text:style-name="P24">Introduced concepts of Continuous Delivery, using <text:span text:style-name="T25">Teamcity</text:span>/<text:span text:style-name="T25">Capistrano</text:span>/<text:span text:style-name="T25">Chef</text:span></text:p>
        </text:list-item>
        <text:list-item>
          <text:p text:style-name="P24">Introduced Infrastructure as Code using <text:span text:style-name="T25">Chef</text:span> and <text:span text:style-name="T25">FPM</text:span></text:p>
        </text:list-item>
        <text:list-item>
          <text:p text:style-name="P24">Introduced metrics gathering using <text:span text:style-name="T25">NewRelic</text:span>. <text:span text:style-name="T44">This helped us diagnose and optimise the system.</text:span></text:p>
        </text:list-item>
        <text:list-item>
          <text:p text:style-name="P25"><text:span text:style-name="T74">Streamlined testing strategies. This was important to decrease the build times and better use of </text:span><text:span text:style-name="T31">BDD</text:span><text:span text:style-name="T74">.</text:span></text:p>
        </text:list-item>
      </text:list>
      <text:p text:style-name="P6"/>
      <text:p text:style-name="P1"><text:span text:style-name="T5">Ruby Consultant </text:span>NBN CO <text:span text:style-name="T20">11-13 &gt; 05-14</text:span></text:p>
      <text:p text:style-name="P1"/>
      <text:p text:style-name="P1">Achievements</text:p>
      <text:list xml:id="list184358557272005" text:style-name="L1">
        <text:list-item>
          <text:p text:style-name="P26">Implemented NBN forms with <text:span text:style-name="T25">Rails/</text:span><text:span text:style-name="T27">AngularJS</text:span> using <text:span text:style-name="T25">J</text:span><text:span text:style-name="T27">R</text:span><text:span text:style-name="T25">uby</text:span><text:span text:style-name="T39">.</text:span></text:p>
        </text:list-item>
        <text:list-item>
          <text:p text:style-name="P24">Implemented analytics gem that is used on all <text:span text:style-name="T36">R</text:span>uby sites.</text:p>
        </text:list-item>
        <text:list-item>
          <text:p text:style-name="P24">Implemented testing gem to reuse common functionality with <text:span text:style-name="T25">RSpec</text:span>, <text:span text:style-name="T25">Cucumber</text:span> and <text:span text:style-name="T25">Capybara</text:span>.</text:p>
        </text:list-item>
        <text:list-item>
          <text:p text:style-name="P24">Implemented deployment gem to reuse common functionality with packaging and maintaining versions of <text:span text:style-name="T70">R</text:span>uby using <text:span text:style-name="T25">RVM</text:span>.</text:p>
        </text:list-item>
        <text:list-item>
          <text:p text:style-name="P24">Coordinated releases using <text:span text:style-name="T25">Continuos Delivery </text:span><text:span text:style-name="T40">by </text:span><text:span text:style-name="T41">implementing</text:span><text:span text:style-name="T40"> a library that streamlined the process.</text:span></text:p>
        </text:list-item>
        <text:list-item>
          <text:p text:style-name="P24">Introduced object oriented/functional concepts in Rails.</text:p>
        </text:list-item>
      </text:list>
      <text:p text:style-name="P1"/>
      <text:p text:style-name="P1"><text:span text:style-name="T5"/></text:p>
      <text:p text:style-name="P1"><text:span text:style-name="T5"/></text:p>
      <text:p text:style-name="P1"><text:soft-page-break/><text:span text:style-name="T5">Lead Engineer </text:span>PINCHme <text:span text:style-name="T20">05-13 &gt; 11-13</text:span></text:p>
      <text:p text:style-name="P1"/>
      <text:p text:style-name="P1">Achievements</text:p>
      <text:list xml:id="list184358697392248" text:style-name="L1">
        <text:list-item>
          <text:p text:style-name="P24">Implemented new version of PINCHme website using <text:span text:style-name="T25">Ruby on Rails 3</text:span>, <text:span text:style-name="T25">Backbone</text:span> and <text:span text:style-name="T25">Marionette</text:span>.</text:p>
        </text:list-item>
        <text:list-item>
          <text:p text:style-name="P24">Implemented social interactions with <text:span text:style-name="T25">Gigya</text:span>.</text:p>
        </text:list-item>
        <text:list-item>
          <text:p text:style-name="P24">Implemented full cloud automation on <text:span text:style-name="T25">AWS using Elastic Beanstalk</text:span> and a custom tool called mist.</text:p>
        </text:list-item>
        <text:list-item>
          <text:p text:style-name="P24">Implemented <text:span text:style-name="T25">Specification by Example</text:span> using <text:span text:style-name="T25">RSpec</text:span> and <text:span text:style-name="T25">Cucumber</text:span>.</text:p>
        </text:list-item>
        <text:list-item>
          <text:p text:style-name="P24">Introduced agile concepts (Kanban, Retrospectives, etc)</text:p>
        </text:list-item>
        <text:list-item>
          <text:p text:style-name="P27"><text:span text:style-name="T35">Reported to the CTO and l</text:span>ead a team of 2 developers.</text:p>
        </text:list-item>
        <text:list-item>
          <text:p text:style-name="P24"><text:span text:style-name="T23">Responsible for</text:span> <text:span text:style-name="T35">the </text:span>hiring process. </text:p>
        </text:list-item>
      </text:list>
      <text:p text:style-name="P1"/>
      <text:p text:style-name="P1"><text:span text:style-name="T5">Platform Architect </text:span>The Zoo <text:span text:style-name="T20">02-13 &gt; 5-13</text:span></text:p>
      <text:p text:style-name="P1"/>
      <text:p text:style-name="P1">Achievements</text:p>
      <text:list xml:id="list184357410245088" text:style-name="L1">
        <text:list-item>
          <text:p text:style-name="P31"><text:span text:style-name="T12">Define and implement </text:span><text:a xlink:type="simple" xlink:href="http://alexfalkowski.blogspot.com/2013/03/lean-projects-part-2.html" text:style-name="Internet_20_link" text:visited-style-name="Visited_20_Internet_20_Link">Lean Projects</text:a><text:span text:style-name="T12">.</text:span></text:p>
        </text:list-item>
        <text:list-item>
          <text:p text:style-name="P24">Implement a central part of the Optus ecosystem <text:span text:style-name="T43">with </text:span>Optus YES Central.</text:p>
        </text:list-item>
        <text:list-item>
          <text:p text:style-name="P31"><text:span text:style-name="T12">Implementing BDD using </text:span><text:a xlink:type="simple" xlink:href="https://github.com/alexfalkowski/System.Spec" text:style-name="Internet_20_link" text:visited-style-name="Visited_20_Internet_20_Link">System.Spec</text:a></text:p>
        </text:list-item>
        <text:list-item>
          <text:p text:style-name="P28">Leading the technical direction of projects using <text:span text:style-name="T25">Ruby</text:span> and <text:span text:style-name="T25">C#</text:span>.</text:p>
        </text:list-item>
        <text:list-item>
          <text:p text:style-name="P32"><text:span text:style-name="T12">Leading the direction of Release Management using Ruby (</text:span><text:a xlink:type="simple" xlink:href="https://github.com/Albacore/albacore" text:style-name="Internet_20_link" text:visited-style-name="Visited_20_Internet_20_Link">albacore</text:a><text:span text:style-name="T12">) and </text:span><text:a xlink:type="simple" xlink:href="https://github.com/chucknorris/roundhouse" text:style-name="Internet_20_link" text:visited-style-name="Visited_20_Internet_20_Link">roundhouse</text:a><text:span text:style-name="T12"> for database migrations.</text:span></text:p>
        </text:list-item>
        <text:list-item>
          <text:p text:style-name="P24"><text:span text:style-name="T64">Reported to the CTO and l</text:span>ead a team of 3 developers.</text:p>
        </text:list-item>
      </text:list>
      <text:p text:style-name="P6"/>
      <text:p text:style-name="P1"><text:span text:style-name="T5">Technical Team Lead/Architect </text:span>ninemsn <text:span text:style-name="T20">09-11 &gt; 02-13</text:span></text:p>
      <text:p text:style-name="P1"/>
      <text:p text:style-name="P1">Achievements</text:p>
      <text:list xml:id="list184358088846736" text:style-name="L1">
        <text:list-item>
          <text:p text:style-name="P24">Launch of Australia's biggest news site using Sitecore with <text:span text:style-name="T25">ASP.NET MVC</text:span></text:p>
        </text:list-item>
        <text:list-item>
          <text:p text:style-name="P24">Leading a team that brought to life DevOps.</text:p>
        </text:list-item>
        <text:list-item>
          <text:p text:style-name="P24">Leading architecture decisions with <text:span text:style-name="T28">BDD</text:span><text:span text:style-name="T65"> </text:span>using SpecFlow, RSpec and Cucumber.</text:p>
        </text:list-item>
        <text:list-item>
          <text:p text:style-name="P24">Implementing lean/agile methodologies using <text:span text:style-name="T25">Kanban</text:span>.</text:p>
        </text:list-item>
        <text:list-item>
          <text:p text:style-name="P24">Implemented solution using <text:span text:style-name="T25">Amazon Web Services</text:span>.</text:p>
        </text:list-item>
        <text:list-item>
          <text:p text:style-name="P24">Implemented infrastructure as code using AWS SDK for Ruby, Puppet and PowerShell.</text:p>
        </text:list-item>
        <text:list-item>
          <text:p text:style-name="P24">Lead a team of 5-10 developers.</text:p>
        </text:list-item>
      </text:list>
      <text:p text:style-name="P6"/>
      <text:p text:style-name="P1"><text:span text:style-name="T5">Technology Environment Manager </text:span>ninemsn <text:span text:style-name="T20">06-11 &gt; 08-11</text:span></text:p>
      <text:p text:style-name="P1"/>
      <text:p text:style-name="P1">Achievements</text:p>
      <text:list xml:id="list184357214375226" text:style-name="L1">
        <text:list-item>
          <text:p text:style-name="P36">Developing and managing the CMS Pilot program release management process. </text:p>
        </text:list-item>
        <text:list-item>
          <text:p text:style-name="P36">Introducing the team to lean methodologies.</text:p>
        </text:list-item>
        <text:list-item>
          <text:p text:style-name="P24">Implementing continuous integration and introducing continuous delivery.</text:p>
        </text:list-item>
        <text:list-item>
          <text:p text:style-name="P24">Implemented code metrics and analysis.</text:p>
        </text:list-item>
      </text:list>
      <text:p text:style-name="P4"/>
      <text:p text:style-name="P1"><text:span text:style-name="T24"/></text:p>
      <text:p text:style-name="P1"><text:span text:style-name="T24"/></text:p>
      <text:p text:style-name="P1"><text:span text:style-name="T24"/></text:p>
      <text:p text:style-name="P1"><text:span text:style-name="T24"/></text:p>
      <text:p text:style-name="P1"><text:span text:style-name="T24"/></text:p>
      <text:p text:style-name="P1"><text:span text:style-name="T24"/></text:p>
      <text:p text:style-name="P1"><text:soft-page-break/><text:span text:style-name="T24">Solution Architect </text:span>5th Finger/ninemsn <text:span text:style-name="T20">04-09 &gt; 05-11</text:span></text:p>
      <text:p text:style-name="P1"/>
      <text:p text:style-name="P1">Achievements </text:p>
      <text:list xml:id="list184357406766980" text:style-name="L1">
        <text:list-item>
          <text:p text:style-name="P24">Actively leading the direction of the platform. </text:p>
        </text:list-item>
        <text:list-item>
          <text:p text:style-name="P24">Introducing <text:span text:style-name="T25">Test Driven Development</text:span> to the Mobile Team using <text:span text:style-name="T25">NUnit</text:span>. </text:p>
        </text:list-item>
        <text:list-item>
          <text:p text:style-name="P24">Actively speaking about Continuous Integration/Delivery.</text:p>
        </text:list-item>
        <text:list-item>
          <text:p text:style-name="P24">Redesign and implementation of the Mobile Framework using WURLF and DeviceAtlas.</text:p>
        </text:list-item>
        <text:list-item>
          <text:p text:style-name="P24">Guiding the architecture and addressing the issues of device detection. </text:p>
        </text:list-item>
        <text:list-item>
          <text:p text:style-name="P24">Rebuilding the air-cast UI using a <text:span text:style-name="T25">Model-View-Presenter pattern in ASP.NET</text:span>. </text:p>
        </text:list-item>
      </text:list>
      <text:p text:style-name="P4"/>
      <text:p text:style-name="P1"><text:span text:style-name="T24">Program Manager </text:span>5th Finger/ninemsn <text:span text:style-name="T20">04-06 &gt; 03-09</text:span></text:p>
      <text:p text:style-name="P1"/>
      <text:p text:style-name="P1">Achievements </text:p>
      <text:list xml:id="list184358792422639" text:style-name="L1">
        <text:list-item>
          <text:p text:style-name="P24">Leading and managing a team of 5 developers which delivered projects from 3 different revenue streams. </text:p>
        </text:list-item>
        <text:list-item>
          <text:p text:style-name="P24">Traditional project management, stakeholder management, pipeline management and resource allocation. </text:p>
        </text:list-item>
        <text:list-item>
          <text:p text:style-name="P24">Direct relationships with third party development teams. </text:p>
        </text:list-item>
        <text:list-item>
          <text:p text:style-name="P24">Working with stakeholders to <text:span text:style-name="T69">customise</text:span> our delivery process to be as effective as possible using agile methodologies.</text:p>
        </text:list-item>
        <text:list-item>
          <text:p text:style-name="P24">Designing solutions for our SMS/on-line campaigns, for clients like Channel V, Coca Cola, Vodafone, Universal Music, Fosters, Channel 9. </text:p>
        </text:list-item>
        <text:list-item>
          <text:p text:style-name="P24">Providing development best practices, such as extreme programming.</text:p>
        </text:list-item>
      </text:list>
      <text:p text:style-name="P4"/>
      <text:p text:style-name="P1"><text:span text:style-name="T24">Senior Programmer </text:span>5th Finger/ninemsn <text:span text:style-name="T20">09-05 &gt; 03-06</text:span></text:p>
      <text:p text:style-name="P1"/>
      <text:p text:style-name="P1">Achievements </text:p>
      <text:list xml:id="list184358685166527" text:style-name="L1">
        <text:list-item>
          <text:p text:style-name="P24">Enhancing the air-cast UI. Migrating from classic ASP to <text:span text:style-name="T25">ASP.NET WebForms</text:span> using <text:span text:style-name="T25">C#</text:span></text:p>
        </text:list-item>
        <text:list-item>
          <text:p text:style-name="P24">Providing endpoint solutions using web services. Such as List Management Service, Credit Service, Photo Service </text:p>
        </text:list-item>
        <text:list-item>
          <text:p text:style-name="P24">Implementing custom solutions for our SMS/on-line campaigns, for clients like Channel V, Coca Cola, Vodafone, Universal Music, Fosters, Channel 9 </text:p>
        </text:list-item>
        <text:list-item>
          <text:p text:style-name="P24">Using object-oriented methodologies and proven design patterns. </text:p>
        </text:list-item>
      </text:list>
      <text:p text:style-name="P4"/>
      <text:p text:style-name="P1"><text:span text:style-name="T24">Senior Programmer </text:span>Solid .NET Solutions <text:span text:style-name="T20">09-04 &gt; 08-05</text:span></text:p>
      <text:p text:style-name="P1"/>
      <text:p text:style-name="P1">Achievements </text:p>
      <text:list xml:id="list184358437318760" text:style-name="L1">
        <text:list-item>
          <text:p text:style-name="P24">Developing a code generator, </text:p>
        </text:list-item>
        <text:list-item>
          <text:p text:style-name="P24">Creating the UI using Windows Forms and building custom controls.</text:p>
        </text:list-item>
        <text:list-item>
          <text:p text:style-name="P24">Complete source code generation using CodeDOM, Reflection, and XML and XPath technologies. </text:p>
        </text:list-item>
        <text:list-item>
          <text:p text:style-name="P24">Syntax highlighter using rich format text. </text:p>
        </text:list-item>
        <text:list-item>
          <text:p text:style-name="P24">Designing the company web site. Everything from the graphics to the HTML. This was done using Photoshop CS software and Dreamweaver. </text:p>
        </text:list-item>
      </text:list>
      <text:p text:style-name="P1"><text:s/></text:p>
      <text:p text:style-name="P1"><text:span text:style-name="T24"/></text:p>
      <text:p text:style-name="P1"><text:span text:style-name="T24"/></text:p>
      <text:p text:style-name="P1"><text:span text:style-name="T24"/></text:p>
      <text:p text:style-name="P1"><text:span text:style-name="T24"/></text:p>
      <text:p text:style-name="P1"><text:soft-page-break/><text:span text:style-name="T24">Senior Programmer </text:span>Synopsis Solutions <text:span text:style-name="T20">09-03 &gt; 08-04</text:span></text:p>
      <text:p text:style-name="P1"/>
      <text:p text:style-name="P1">Achievements </text:p>
      <text:list xml:id="list184357831633906" text:style-name="L1">
        <text:list-item>
          <text:p text:style-name="P24">Developing additional features to DebTrak a comprehensive debt collection system used by major credit collection companies </text:p>
        </text:list-item>
        <text:list-item>
          <text:p text:style-name="P24">Presenting design decisions to a team of software developers. </text:p>
        </text:list-item>
        <text:list-item>
          <text:p text:style-name="P24">Implementing the legal system of the application. </text:p>
        </text:list-item>
        <text:list-item>
          <text:p text:style-name="P24">Writing crystal reports for the application. </text:p>
        </text:list-item>
        <text:list-item>
          <text:p text:style-name="P24">Liaison with clients. </text:p>
        </text:list-item>
      </text:list>
      <text:p text:style-name="P1"/>
      <text:p text:style-name="P1"><text:span text:style-name="T24">Programmer /Systems Administrator </text:span>LOUD <text:span text:style-name="T20">11-00 &gt; 08-03</text:span></text:p>
      <text:p text:style-name="P1"/>
      <text:p text:style-name="P1">Achievements </text:p>
      <text:list xml:id="list184357385367514" text:style-name="L1">
        <text:list-item>
          <text:p text:style-name="P24">Design of infrastructure using Linux technologies. </text:p>
        </text:list-item>
        <text:list-item>
          <text:p text:style-name="P24">Managing deployments of applications</text:p>
        </text:list-item>
        <text:list-item>
          <text:p text:style-name="P24">Implementing MLC Flexiplan/Sprintpak Brochure Ordering System using <text:span text:style-name="T25">Java</text:span>. </text:p>
        </text:list-item>
        <text:list-item>
          <text:p text:style-name="P24">Implementing Nortel Networks Lead Management Tool using <text:span text:style-name="T25">Java</text:span>. </text:p>
        </text:list-item>
        <text:list-item>
          <text:p text:style-name="P24">Implementing AAP Bulletin Builder using <text:span text:style-name="T25">Java</text:span>. </text:p>
        </text:list-item>
      </text:list>
      <text:p text:style-name="P5"/>
      <text:p text:style-name="P5">EDUCATION</text:p>
      <text:p text:style-name="P4"/>
      <text:list xml:id="list184358338454998" text:style-name="L1">
        <text:list-item>
          <text:p text:style-name="P36"><text:span text:style-name="T4">The University of Sydney <text:line-break/></text:span>Bachelor of Engineering (Electrical Engineering) Honours Class II, Division 2. </text:p>
        </text:list-item>
      </text:list>
      <text:p text:style-name="P1"/>
      <text:list xml:id="list184358064766352" text:style-name="L1">
        <text:list-item>
          <text:p text:style-name="P24">SAE Institute <text:line-break/>Audio Engineering Diploma - AQTF Diploma of Music Industry [Technical Production] CUS50201 </text:p>
        </text:list-item>
      </text:list>
      <text:p text:style-name="P4"/>
      <text:p text:style-name="P4">PERSONAL INTERESTS</text:p>
      <text:p text:style-name="P1"/>
      <text:list xml:id="list3281216457" text:style-name="L2">
        <text:list-item>
          <text:p text:style-name="P33"><text:span text:style-name="T12">I love to write for my </text:span><text:a xlink:type="simple" xlink:href="http://alexfalkowski.blogspot.com.au/" text:style-name="Internet_20_link" text:visited-style-name="Visited_20_Internet_20_Link">blog</text:a><text:span text:style-name="T12">. </text:span><text:span text:style-name="T13">It is important to express your ideas.</text:span></text:p>
        </text:list-item>
        <text:list-item>
          <text:p text:style-name="P34"><text:span text:style-name="T12">I work on a few projects on </text:span><text:a xlink:type="simple" xlink:href="https://github.com/alexfalkowski/" text:style-name="Internet_20_link" text:visited-style-name="Visited_20_Internet_20_Link">github</text:a><text:span text:style-name="T12">.</text:span><text:span text:style-name="T13"> </text:span><text:span text:style-name="T14">Sharpens my skills.</text:span></text:p>
        </text:list-item>
        <text:list-item>
          <text:p text:style-name="P35"><text:span text:style-name="T10">I love reading lots of technical books and blogs. </text:span><text:span text:style-name="T11">Continuous improvement is an important aspect of my personality.</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Times" svg:font-family="Times"/>
    <style:font-face style:name="Calibri" svg:font-family="Calib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Tahoma"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1965in"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965in" loext:contextual-spacing="false" fo:line-height="120%"/>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Tahoma" style:font-family-asian="Tahoma" style:font-family-generic-asian="system" style:font-pitch-asian="variable" style:font-size-asian="10pt" style:font-weight-asian="bold" style:font-name-complex="Tahoma" style:font-family-complex="Tahoma" style:font-family-generic-complex="system" style:font-pitch-complex="variable" style:font-size-complex="10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4.2$MacOSX_X86_64 LibreOffice_project/9b0d9b32d5dcda91d2f1a96dc04c645c450872bf</meta:generator>
    <dc:title>Your Name</dc:title>
    <meta:initial-creator>Iullah</meta:initial-creator>
    <dc:date>2018-05-24T21:31:39.083559694</dc:date>
    <meta:editing-duration>PT3H28M42S</meta:editing-duration>
    <meta:editing-cycles>146</meta:editing-cycles>
    <meta:document-statistic meta:table-count="0" meta:image-count="0" meta:object-count="0" meta:page-count="5" meta:paragraph-count="126" meta:word-count="1255" meta:character-count="8394" meta:non-whitespace-character-count="7317"/>
  </office:meta>
</office:document-meta>
</file>